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256in"/>
    </style:style>
    <style:style style:name="co2" style:family="table-column">
      <style:table-column-properties fo:break-before="auto" style:column-width="0.9827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2.6543in"/>
    </style:style>
    <style:style style:name="co5" style:family="table-column">
      <style:table-column-properties fo:break-before="auto" style:column-width="2.9717in"/>
    </style:style>
    <style:style style:name="co6" style:family="table-column">
      <style:table-column-properties fo:break-before="auto" style:column-width="2.8953in"/>
    </style:style>
    <style:style style:name="co7" style:family="table-column">
      <style:table-column-properties fo:break-before="auto" style:column-width="0.5457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5783in"/>
    </style:style>
    <style:style style:name="co10" style:family="table-column">
      <style:table-column-properties fo:break-before="auto" style:column-width="2.8291in"/>
    </style:style>
    <style:style style:name="co11" style:family="table-column">
      <style:table-column-properties fo:break-before="auto" style:column-width="3.3429in"/>
    </style:style>
    <style:style style:name="co12" style:family="table-column">
      <style:table-column-properties fo:break-before="auto" style:column-width="2.3811in"/>
    </style:style>
    <style:style style:name="co13" style:family="table-column">
      <style:table-column-properties fo:break-before="auto" style:column-width="2.7201in"/>
    </style:style>
    <style:style style:name="co14" style:family="table-column">
      <style:table-column-properties fo:break-before="auto" style:column-width="0.3709in"/>
    </style:style>
    <style:style style:name="co15" style:family="table-column">
      <style:table-column-properties fo:break-before="auto" style:column-width="1.6602in"/>
    </style:style>
    <style:style style:name="co16" style:family="table-column">
      <style:table-column-properties fo:break-before="auto" style:column-width="1.398in"/>
    </style:style>
    <style:style style:name="co17" style:family="table-column">
      <style:table-column-properties fo:break-before="auto" style:column-width="2.4035in"/>
    </style:style>
    <style:style style:name="co18" style:family="table-column">
      <style:table-column-properties fo:break-before="auto" style:column-width="1.3543in"/>
    </style:style>
    <style:style style:name="co19" style:family="table-column">
      <style:table-column-properties fo:break-before="auto" style:column-width="4.6209in"/>
    </style:style>
    <style:style style:name="co20" style:family="table-column">
      <style:table-column-properties fo:break-before="auto" style:column-width="4.28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ＭＳ Ｐゴシック" style:font-name-complex="Lucida Sans"/>
    </style:style>
    <style:style style:name="T1" style:family="text">
      <style:text-properties style:font-name="Arial" style:font-name-asian="ＭＳ Ｐゴシック" style:font-name-complex="Lucida Sans"/>
    </style:style>
  </office:automatic-styles>
  <office:body>
    <office:spreadsheet>
      <table:table table:name="Reposito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>
            <text:p>Pass</text:p>
          </table:table-cell>
          <table:table-cell table:style-name="ce1" office:value-type="string">
            <text:p>Lay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Java Method(s)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Test Method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ppUser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ppUserRepository</text:p>
          </table:table-cell>
          <table:table-cell office:value-type="string">
            <text:p>findBy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ppUserRepository</text:p>
          </table:table-cell>
          <table:table-cell office:value-type="string">
            <text:p>findBy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uthorities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Consensus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Repository</text:p>
          </table:table-cell>
          <table:table-cell office:value-type="string">
            <text:p>findEnneagramTypingByTypistAndEntry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Repository</text:p>
          </table:table-cell>
          <table:table-cell office:value-type="string">
            <text:p>findEnneagramTypingByTypistAndEntry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Repository</text:p>
          </table:table-cell>
          <table:table-cell office:value-type="string">
            <text:p>deleteById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try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tryRepository</text:p>
          </table:table-cell>
          <table:table-cell office:value-type="string">
            <text:p>findBy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tryRepository</text:p>
          </table:table-cell>
          <table:table-cell office:value-type="string">
            <text:p>findBy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st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stRepository</text:p>
          </table:table-cell>
          <table:table-cell table:style-name="ce2" office:value-type="string">
            <text:p><text:span text:style-name="T1">findByName</text:span>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stRepository</text:p>
          </table:table-cell>
          <table:table-cell table:style-name="ce2" office:value-type="string">
            <text:p><text:span text:style-name="T1">findByName</text:span>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estMappings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office:value-type="string">
            <text:p>no test needed- marking 'y' anyways</text:p>
          </table:table-cell>
          <table:table-cell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ng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ngRepository</text:p>
          </table:table-cell>
          <table:table-cell office:value-type="string">
            <text:p>viewAllOfMyTypings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ngRepository</text:p>
          </table:table-cell>
          <table:table-cell office:value-type="string">
            <text:p>viewAllOfMyTypings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ologySystemRepository</text:p>
          </table:table-cell>
          <table:table-cell office:value-type="string">
            <text:p>sav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ologySystemRepository</text:p>
          </table:table-cell>
          <table:table-cell office:value-type="string">
            <text:p>findBy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ologySystemRepository</text:p>
          </table:table-cell>
          <table:table-cell office:value-type="string">
            <text:p>findBy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</table:table>
      <table:table table:name="Service" table:style-name="ta1" table:print="false"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Pass</text:p>
          </table:table-cell>
          <table:table-cell table:style-name="ce1" office:value-type="string">
            <text:p>Lay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Java Method(s)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Test Method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Rol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Role</text:p>
          </table:table-cell>
          <table:table-cell office:value-type="string">
            <text:p>negative scenario (bad setting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Role</text:p>
          </table:table-cell>
          <table:table-cell office:value-type="string">
            <text:p>negative scenario (nonexistent user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Status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Status</text:p>
          </table:table-cell>
          <table:table-cell office:value-type="string">
            <text:p>negative scenario (bad setting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Status</text:p>
          </table:table-cell>
          <table:table-cell office:value-type="string">
            <text:p>negative scenario (nonexistent user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getAppUserBy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getAppUserBy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findById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findById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saveAppUser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saveAppUser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neagramTypingConsensusServiceImpl</text:p>
          </table:table-cell>
          <table:table-cell office:value-type="string">
            <text:p>saveEnneagramTypingConsensus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neagramTypingConsensusServiceImpl</text:p>
          </table:table-cell>
          <table:table-cell office:value-type="string">
            <text:p>saveEnneagramTypingConsensus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neagramTypingServiceImpl</text:p>
          </table:table-cell>
          <table:table-cell office:value-type="string">
            <text:p>saveEnneagramTyping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neagramTypingServiceImpl</text:p>
          </table:table-cell>
          <table:table-cell office:value-type="string">
            <text:p>saveEnneagramTyping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tryServiceImpl</text:p>
          </table:table-cell>
          <table:table-cell office:value-type="string">
            <text:p>getEntry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tryServiceImpl</text:p>
          </table:table-cell>
          <table:table-cell office:value-type="string">
            <text:p>getEntry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tryServiceImpl</text:p>
          </table:table-cell>
          <table:table-cell office:value-type="string">
            <text:p>saveEntry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tryServiceImpl</text:p>
          </table:table-cell>
          <table:table-cell office:value-type="string">
            <text:p>saveEntry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InfoServiceImpl</text:p>
          </table:table-cell>
          <table:table-cell office:value-type="string">
            <text:p>getTypists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InfoServiceImpl</text:p>
          </table:table-cell>
          <table:table-cell office:value-type="string">
            <text:p>getTypists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estMappingsServiceImpl</text:p>
          </table:table-cell>
          <table:table-cell office:value-type="string">
            <text:p>saveTestEntity</text:p>
          </table:table-cell>
          <table:table-cell office:value-type="string">
            <text:p>success scenario</text:p>
          </table:table-cell>
          <table:table-cell office:value-type="string">
            <text:p>no test needed- marking 'y' anyways</text:p>
          </table:table-cell>
          <table:table-cell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viewTyping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viewTyping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viewAllOfMyTypings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viewAllOfMyTypings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addTyping-&gt;createEnneagramTyping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updateTyping-&gt;updateEnneagramTyping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deleteTyping-&gt;deleteEnneagramTyping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stServiceImpl</text:p>
          </table:table-cell>
          <table:table-cell office:value-type="string">
            <text:p>saveTypist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UserDetailsServiceImpl</text:p>
          </table:table-cell>
          <table:table-cell office:value-type="string">
            <text:p>loadUserByUsername</text:p>
          </table:table-cell>
          <table:table-cell office:value-type="string">
            <text:p>success scenario</text:p>
          </table:table-cell>
          <table:table-cell table:number-columns-repeated="1016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UserDetailsServiceImpl</text:p>
          </table:table-cell>
          <table:table-cell office:value-type="string">
            <text:p>loadUserByUsername</text:p>
          </table:table-cell>
          <table:table-cell office:value-type="string">
            <text:p>negative scenario (empty)</text:p>
          </table:table-cell>
          <table:table-cell table:number-columns-repeated="1016"/>
        </table:table-row>
      </table:table>
      <table:table table:name="Controller" table:style-name="ta1" table:print="false">
        <table:table-column table:style-name="co14" table:default-cell-style-name="Default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>
            <text:p>Pass</text:p>
          </table:table-cell>
          <table:table-cell table:style-name="ce1" office:value-type="string">
            <text:p>Lay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Java Method(s)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Http Status</text:p>
          </table:table-cell>
          <table:table-cell table:style-name="ce1" office:value-type="string">
            <text:p>Test Method</text:p>
          </table:table-cell>
          <table:table-cell table:style-name="ce1" office:value-type="string">
            <text:p>Http Method</text:p>
          </table:table-cell>
          <table:table-cell table:style-name="ce1" office:value-type="string">
            <text:p>API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addNewEntry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POST</text:p>
          </table:table-cell>
          <table:table-cell office:value-type="string">
            <text:p>/console/add_entry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addNewEntry</text:p>
          </table:table-cell>
          <table:table-cell office:value-type="string">
            <text:p>negative scenario (omit category)</text:p>
          </table:table-cell>
          <table:table-cell table:number-columns-repeated="2"/>
          <table:table-cell office:value-type="string">
            <text:p>POST</text:p>
          </table:table-cell>
          <table:table-cell office:value-type="string">
            <text:p>/console/add_entry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addNewEntry</text:p>
          </table:table-cell>
          <table:table-cell office:value-type="string">
            <text:p>negative scenario (omit name)</text:p>
          </table:table-cell>
          <table:table-cell table:number-columns-repeated="2"/>
          <table:table-cell office:value-type="string">
            <text:p>POST</text:p>
          </table:table-cell>
          <table:table-cell office:value-type="string">
            <text:p>/console/add_entry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editUserRole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PATCH</text:p>
          </table:table-cell>
          <table:table-cell office:value-type="string">
            <text:p>/console/update_user/{name}/role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editUserStatus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PATCH</text:p>
          </table:table-cell>
          <table:table-cell office:value-type="string">
            <text:p>/update_user/{name}/status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EntryController</text:p>
          </table:table-cell>
          <table:table-cell office:value-type="string">
            <text:p>getEntry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profile/{entryName}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EntryController</text:p>
          </table:table-cell>
          <table:table-cell office:value-type="string">
            <text:p>getEntry</text:p>
          </table:table-cell>
          <table:table-cell office:value-type="string">
            <text:p>negative scenario (nonexistent entry)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profile/{entryName}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InfoController</text:p>
          </table:table-cell>
          <table:table-cell office:value-type="string">
            <text:p>getTypists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info/typist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LoginController</text:p>
          </table:table-cell>
          <table:table-cell office:value-type="string">
            <text:p>login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POST</text:p>
          </table:table-cell>
          <table:table-cell table:style-name="ce2" office:value-type="string">
            <text:p><text:span text:style-name="T1">/api/${api.version}/login</text:span>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LoginController</text:p>
          </table:table-cell>
          <table:table-cell office:value-type="string">
            <text:p>login</text:p>
          </table:table-cell>
          <table:table-cell office:value-type="string">
            <text:p>negative scenario (invalid user name)</text:p>
          </table:table-cell>
          <table:table-cell table:number-columns-repeated="2"/>
          <table:table-cell office:value-type="string">
            <text:p>POST</text:p>
          </table:table-cell>
          <table:table-cell table:style-name="ce2" office:value-type="string">
            <text:p><text:span text:style-name="T1">/api/${api.version}/login</text:span>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LoginController</text:p>
          </table:table-cell>
          <table:table-cell office:value-type="string">
            <text:p>login</text:p>
          </table:table-cell>
          <table:table-cell office:value-type="string">
            <text:p>negative scenario (invalid password)</text:p>
          </table:table-cell>
          <table:table-cell table:number-columns-repeated="2"/>
          <table:table-cell office:value-type="string">
            <text:p>POST</text:p>
          </table:table-cell>
          <table:table-cell table:style-name="ce2" office:value-type="string">
            <text:p><text:span text:style-name="T1">/api/${api.version}/login</text:span>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LoginController</text:p>
          </table:table-cell>
          <table:table-cell office:value-type="string">
            <text:p>login</text:p>
          </table:table-cell>
          <table:table-cell office:value-type="string">
            <text:p>negative scenario (disabled account)</text:p>
          </table:table-cell>
          <table:table-cell table:number-columns-repeated="2"/>
          <table:table-cell office:value-type="string">
            <text:p>POST</text:p>
          </table:table-cell>
          <table:table-cell table:style-name="ce2" office:value-type="string">
            <text:p><text:span text:style-name="T1">/api/${api.version}/login</text:span>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RegistrationController</text:p>
          </table:table-cell>
          <table:table-cell office:value-type="string">
            <text:p>registerUser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POST</text:p>
          </table:table-cell>
          <table:table-cell office:value-type="string">
            <text:p>/api/${api.version}/register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RegistrationController</text:p>
          </table:table-cell>
          <table:table-cell office:value-type="string">
            <text:p>registerUser</text:p>
          </table:table-cell>
          <table:table-cell office:value-type="string">
            <text:p>negative scenario (invalid password)</text:p>
          </table:table-cell>
          <table:table-cell table:number-columns-repeated="2"/>
          <table:table-cell office:value-type="string">
            <text:p>POST</text:p>
          </table:table-cell>
          <table:table-cell office:value-type="string">
            <text:p>/api/${api.version}/register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RegistrationController</text:p>
          </table:table-cell>
          <table:table-cell office:value-type="string">
            <text:p>registerUser</text:p>
          </table:table-cell>
          <table:table-cell office:value-type="string">
            <text:p>negative scenario (user already exists)</text:p>
          </table:table-cell>
          <table:table-cell table:number-columns-repeated="2"/>
          <table:table-cell office:value-type="string">
            <text:p>POST</text:p>
          </table:table-cell>
          <table:table-cell office:value-type="string">
            <text:p>/api/${api.version}/register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estMappingsController</text:p>
          </table:table-cell>
          <table:table-cell office:value-type="string">
            <text:p>addNewEntry</text:p>
          </table:table-cell>
          <table:table-cell office:value-type="string">
            <text:p>success scenario</text:p>
          </table:table-cell>
          <table:table-cell/>
          <table:table-cell office:value-type="string">
            <text:p>not necessary to core functionality of the API</text:p>
          </table:table-cell>
          <table:table-cell office:value-type="string">
            <text:p>POST</text:p>
          </table:table-cell>
          <table:table-cell office:value-type="string">
            <text:p>/test/makenew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viewAllOfMyTypings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profile/my_typings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viewAllOfMyTypings</text:p>
          </table:table-cell>
          <table:table-cell office:value-type="string">
            <text:p>negative scenario (no entries- empty list)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profile/my_typings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viewTyping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profile/{entryName}/my_typing/{typologySystem}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viewTyping</text:p>
          </table:table-cell>
          <table:table-cell office:value-type="string">
            <text:p>negative scenario (no typing for entry)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profile/{entryName}/my_typing/{typologySystem}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viewTyping</text:p>
          </table:table-cell>
          <table:table-cell office:value-type="string">
            <text:p>negative scenario (entry doesn't exist)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profile/{entryName}/my_typing/{typologySystem}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addTyping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POST</text:p>
          </table:table-cell>
          <table:table-cell office:value-type="string">
            <text:p>/api/${api.version}/profile/{entryName}/vote/{typologySystem}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updateTyping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PATCH</text:p>
          </table:table-cell>
          <table:table-cell office:value-type="string">
            <text:p>/api/${api.version}/profile/{entryName}/vote/{typologySystem}</text:p>
          </table:table-cell>
          <table:table-cell table:number-columns-repeated="101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deleteTyping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DELETE</text:p>
          </table:table-cell>
          <table:table-cell office:value-type="string">
            <text:p>/api/${api.version}/profile/{entryName}/my_typing/{typologySystem}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y</text:p>
          </table:table-cell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UserProfileController</text:p>
          </table:table-cell>
          <table:table-cell office:value-type="string">
            <text:p>viewMyProfile</text:p>
          </table:table-cell>
          <table:table-cell office:value-type="string">
            <text:p>success scenario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my_profile</text:p>
          </table:table-cell>
          <table:table-cell table:number-columns-repeated="1014"/>
        </table:table-row>
        <table:table-row table:style-name="ro1">
          <table:table-cell table:number-columns-repeated="10" office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unable to delete repository data beforehand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2">05/12/2024</text:date>, <text:time>19:1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Cook</meta:initial-creator>
    <meta:creation-date>2024-04-22T18:09:54.56</meta:creation-date>
    <meta:generator>OpenOffice/4.1.7$Win32 OpenOffice.org_project/417m1$Build-9800</meta:generator>
    <dc:date>2024-05-12T19:19:11.78</dc:date>
    <dc:creator>Greg Cook</dc:creator>
    <meta:editing-duration>P17DT23H52M32S</meta:editing-duration>
    <meta:editing-cycles>93</meta:editing-cycles>
    <meta:document-statistic meta:table-count="3" meta:cell-count="567" meta:object-count="0"/>
  </office:meta>
</office:document-meta>
</file>